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aeaf2" officeooo:paragraph-rsid="001aeaf2"/>
    </style:style>
    <style:style style:name="P2" style:family="paragraph" style:parent-style-name="Standard">
      <style:text-properties fo:font-style="italic" officeooo:rsid="001f224e" officeooo:paragraph-rsid="001f224e" style:font-style-asian="italic" style:font-style-complex="italic"/>
    </style:style>
    <style:style style:name="P3" style:family="paragraph" style:parent-style-name="Standard">
      <style:text-properties officeooo:paragraph-rsid="00204b0c"/>
    </style:style>
    <style:style style:name="P4" style:family="paragraph" style:parent-style-name="Standard">
      <style:text-properties officeooo:paragraph-rsid="0025c0ac"/>
    </style:style>
    <style:style style:name="P5" style:family="paragraph" style:parent-style-name="Standard">
      <style:text-properties officeooo:rsid="002809bd" officeooo:paragraph-rsid="002809bd"/>
    </style:style>
    <style:style style:name="P6" style:family="paragraph" style:parent-style-name="Standard">
      <style:text-properties officeooo:rsid="0029bcde" officeooo:paragraph-rsid="0029bcd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4b0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d313" style:font-style-asian="normal" style:font-style-complex="normal"/>
    </style:style>
    <style:style style:name="T5" style:family="text">
      <style:text-properties fo:font-style="normal" officeooo:rsid="00204b0c" style:font-style-asian="normal" style:font-style-complex="normal"/>
    </style:style>
    <style:style style:name="T6" style:family="text">
      <style:text-properties fo:font-style="normal" officeooo:rsid="0023c73b" style:font-style-asian="normal" style:font-style-complex="normal"/>
    </style:style>
    <style:style style:name="T7" style:family="text">
      <style:text-properties officeooo:rsid="0021d313"/>
    </style:style>
    <style:style style:name="T8" style:family="text">
      <style:text-properties officeooo:rsid="0025c0ac"/>
    </style:style>
    <style:style style:name="T9" style:family="text">
      <style:text-properties officeooo:rsid="002687d9"/>
    </style:style>
    <style:style style:name="T10" style:family="text">
      <style:text-properties officeooo:rsid="0029e8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C Programming Language</text:p>
      <text:p text:style-name="P1"/>
      <text:p text:style-name="P1"/>
      <text:p text:style-name="P1">Compile:</text:p>
      <text:p text:style-name="P1"/>
      <text:p text:style-name="_5f_code">gcc -std=c89 -Wall -pedantic program.c -o bin/program</text:p>
      <text:p text:style-name="P1"/>
      <text:p text:style-name="P1"/>
      <text:p text:style-name="P1">A Tutorial Introduction</text:p>
      <text:p text:style-name="P1"/>
      <text:p text:style-name="P1">main is the special function, you know...</text:p>
      <text:p text:style-name="P1"/>
      <text:p text:style-name="P1"><text:span text:style-name="_5f_code">#include &lt;stdio.h&gt;</text:span> tells the compiler to include standard library for I/O.</text:p>
      <text:p text:style-name="P1"/>
      <text:p text:style-name="P1"/>
      <text:p text:style-name="P1"><text:span text:style-name="_5f_code">\n</text:span> represents one single character and it is called a <text:span text:style-name="T1">escape sequence</text:span>. <text:span text:style-name="_5f_code">\"</text:span> escapes <text:span text:style-name="_5f_code">"</text:span> and <text:span text:style-name="_5f_code">\\</text:span> escapes <text:span text:style-name="_5f_code">\</text:span>.</text:p>
      <text:p text:style-name="P1"/>
      <text:p text:style-name="P1"><text:span text:style-name="_5f_code">\b</text:span> moves the “pointer head” back. If you do:</text:p>
      <text:p text:style-name="P1"/>
      <text:p text:style-name="_5f_code">printf("hey\b\b");</text:p>
      <text:p text:style-name="P1"/>
      <text:p text:style-name="P1">the pointer head is on “<text:span text:style-name="T9">e”</text:span>, meaning next printings will start from where "e" is. \b is not the same as the backspace in modern applications where it erases chars on the left. In C, <text:span text:style-name="_5f_code">\b</text:span> moves the printing pointer to earlier positions only.</text:p>
      <text:p text:style-name="P1"/>
      <text:p text:style-name="P1">Comments may appear anywhere where a blank, tab or newline can.</text:p>
      <text:p text:style-name="P1"/>
      <text:p text:style-name="P1">Variables must be declared before they can be used.</text:p>
      <text:p text:style-name="P1"/>
      <text:p text:style-name="P1">A declaration announces the properties of variables.</text:p>
      <text:p text:style-name="P1"/>
      <text:p text:style-name="P1">Types <text:span text:style-name="_5f_code">char</text:span>, <text:span text:style-name="_5f_code">short</text:span>, <text:span text:style-name="_5f_code">int</text:span>, <text:span text:style-name="_5f_code">long</text:span>, <text:span text:style-name="_5f_code">float</text:span>, <text:span text:style-name="_5f_code">double</text:span>. Their sizes are <text:span text:style-name="T1">machine-dependent</text:span>.</text:p>
      <text:p text:style-name="P1"/>
      <text:p text:style-name="P1">There are also <text:span text:style-name="T1">arrays</text:span>, <text:span text:style-name="T1">structures</text:span> and <text:span text:style-name="T1">unions</text:span> of these basic types, <text:span text:style-name="T1">pointers</text:span> to them and <text:span text:style-name="T1">functions</text:span> that return them.</text:p>
      <text:p text:style-name="P1"/>
      <text:p text:style-name="P2">Declaration statements<text:span text:style-name="T3"> vs </text:span>assignment statements<text:span text:style-name="T3">.</text:span></text:p>
      <text:p text:style-name="P2"><text:span text:style-name="T3"/></text:p>
      <text:p text:style-name="P3"><text:span text:style-name="T5">Integer division </text:span><text:span text:style-name="T2">truncates</text:span><text:span text:style-name="T5"> </text:span><text:span text:style-name="T6">(fractional part is discarded):</text:span><text:span text:style-name="T4"> </text:span><text:span text:style-name="_5f_code"><text:span text:style-name="T4">11 / 2</text:span></text:span> <text:span text:style-name="T7">is </text:span><text:span text:style-name="_5f_code"><text:span text:style-name="T7">5</text:span></text:span>, <text:span text:style-name="T7">not </text:span><text:span text:style-name="_5f_code"><text:span text:style-name="T7">5.5</text:span></text:span>.</text:p>
      <text:p text:style-name="P3"/>
      <text:p text:style-name="P3"/>
      <text:p text:style-name="P4"><text:span text:style-name="T8">With </text:span><text:span text:style-name="_5f_code"><text:span text:style-name="T8">printf</text:span></text:span>, <text:span text:style-name="_5f_code">%</text:span><text:span text:style-name="_5f_code"><text:span text:style-name="T8">d</text:span></text:span> <text:span text:style-name="T8">specifies integers.</text:span></text:p>
      <text:p text:style-name="P4"/>
      <text:p text:style-name="P4"><text:span text:style-name="_5f_code"><text:span text:style-name="T8">printf</text:span></text:span> <text:span text:style-name="T8">is not part of C (C doesn’t have I/O built-in). </text:span><text:span text:style-name="_5f_code"><text:span text:style-name="T8">printf</text:span></text:span> <text:span text:style-name="T8">is part of the standard Input and Output library.</text:span></text:p>
      <text:p text:style-name="P4"/>
      <text:p text:style-name="P5">Right align digits by padding a certain “width” with spaces:</text:p>
      <text:p text:style-name="P5"/>
      <text:p text:style-name="_5f_code"><text:soft-page-break/>printf("%3d\t%6d\n", fahr, celsius);</text:p>
      <text:p text:style-name="P5"/>
      <text:p text:style-name="P5"/>
      <text:p text:style-name="_5f_code">printf("%3.0f\t%6.1f\n", fahr, celsius);</text:p>
      <text:p text:style-name="P1"/>
      <text:p text:style-name="P1"/>
      <text:p text:style-name="P1"/>
      <text:p text:style-name="P6">Arithmetic with integers cause integer operations to be performed. If at least one operand is a floating-point, then the integer operand is converted to a floating-point before the operation is done. <text:span text:style-name="T10">This applies to comparisons as well: </text:span><text:span text:style-name="_5f_code"><text:span text:style-name="T10">(someFloat &lt; someInt)</text:span></text:span><text:span text:style-name="T10">, </text:span><text:span text:style-name="_5f_code"><text:span text:style-name="T10">someInt</text:span></text:span><text:span text:style-name="T10"> is converted to a float before the comparison takes place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_5f_code" style:display-name="_code" style:family="paragraph" style:parent-style-name="Standard">
      <style:text-properties style:font-name="Source Code Pro" fo:font-family="'Source Code Pro'" style:font-style-name="Regular" style:font-pitch="fixed" fo:font-size="11pt" fo:language="zxx" fo:country="none" style:font-size-asian="10.5pt"/>
    </style:style>
    <style:style style:name="_5f_code" style:display-name="_code" style:family="text">
      <style:text-properties style:font-name="Source Code Pro" fo:font-family="'Source Code Pro'" style:font-style-name="Regular" style:font-pitch="fixed" fo:font-size="11pt" fo:language="zxx" fo:country="none" fo:background-color="transparen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417in" fo:margin-right="0.33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2:04:37.965283850</meta:creation-date>
    <dc:date>2016-05-14T13:53:19.269802611</dc:date>
    <meta:editing-duration>PT1H17M15S</meta:editing-duration>
    <meta:editing-cycles>13</meta:editing-cycles>
    <meta:generator>LibreOffice/5.1.3.2$Linux_X86_64 LibreOffice_project/10m0$Build-2</meta:generator>
    <dc:creator>Fernando Basso</dc:creator>
    <meta:document-statistic meta:table-count="0" meta:image-count="0" meta:object-count="0" meta:page-count="2" meta:paragraph-count="23" meta:word-count="275" meta:character-count="1721" meta:non-whitespace-character-count="1469"/>
  </office:meta>
</office:document-meta>
</file>